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AttributeModelImpl.setWildcardProcess( int pr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SchemaAttributeModelImpl( SchemaAttributeModel s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maAttributeModelImp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addAttribute( SchemaLocalAttribute attr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setWildcardSet( QNam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getWildcard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getWildcard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getAttribut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removeProhibitedAttribut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ModelImpl.SchemaAttributeMode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